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7.31mm"/>
    </style:style>
    <style:style style:name="co2" style:family="table-column">
      <style:table-column-properties fo:break-before="auto" style:column-width="28.05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>
      <style:text-properties style:text-position=""/>
    </style:style>
    <style:style style:name="ce2" style:family="table-cell" style:parent-style-name="Default" style:data-style-name="N61"/>
  </office:automatic-styles>
  <office:body>
    <office:spreadsheet>
      <table:calculation-settings table:automatic-find-labels="false"/>
      <table:table table:name="res" table:style-name="ta1">
        <table:table-column table:style-name="co1" table:number-columns-repeated="2" table:default-cell-style-name="ce1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Default" office:value-type="string" calcext:value-type="string">
            <text:p>V(vout)</text:p>
          </table:table-cell>
          <table:table-cell table:style-name="Default" office:value-type="string" calcext:value-type="string">
            <text:p>Id(M1)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o media</text:p>
          </table:table-cell>
        </table:table-row>
        <table:table-row table:style-name="ro1">
          <table:table-cell office:value-type="float" office:value="0.9879556" calcext:value-type="float">
            <text:p>9,88E-01</text:p>
          </table:table-cell>
          <table:table-cell office:value-type="float" office:value="0.0002572041" calcext:value-type="float">
            <text:p>2,57E-04</text:p>
          </table:table-cell>
          <table:table-cell table:number-columns-repeated="2"/>
        </table:table-row>
        <table:table-row table:style-name="ro1">
          <table:table-cell office:value-type="float" office:value="0.9967663" calcext:value-type="float">
            <text:p>9,97E-01</text:p>
          </table:table-cell>
          <table:table-cell office:value-type="float" office:value="0.000257323" calcext:value-type="float">
            <text:p>2,57E-04</text:p>
          </table:table-cell>
          <table:table-cell table:formula="of:=(([.A3]-[.A2]))/(([.B3]-[.B2]))" office:value-type="float" office:value="74101.7661900784" calcext:value-type="float">
            <text:p>74101,7661900784</text:p>
          </table:table-cell>
          <table:table-cell table:formula="of:=AVERAGE([.C3:.C12])" office:value-type="float" office:value="77886.2465081916" calcext:value-type="float">
            <text:p>77886,2465081916</text:p>
          </table:table-cell>
        </table:table-row>
        <table:table-row table:style-name="ro1">
          <table:table-cell office:value-type="float" office:value="1.005589" calcext:value-type="float">
            <text:p>1,01E+00</text:p>
          </table:table-cell>
          <table:table-cell office:value-type="float" office:value="0.0002574408" calcext:value-type="float">
            <text:p>2,57E-04</text:p>
          </table:table-cell>
          <table:table-cell table:formula="of:=(([.A4]-[.A3]))/(([.B4]-[.B3]))" office:value-type="float" office:value="74895.58573854" calcext:value-type="float">
            <text:p>74895,58573854</text:p>
          </table:table-cell>
          <table:table-cell/>
        </table:table-row>
        <table:table-row table:style-name="ro1">
          <table:table-cell office:value-type="float" office:value="1.014424" calcext:value-type="float">
            <text:p>1,01E+00</text:p>
          </table:table-cell>
          <table:table-cell office:value-type="float" office:value="0.0002575573" calcext:value-type="float">
            <text:p>2,58E-04</text:p>
          </table:table-cell>
          <table:table-cell table:formula="of:=(([.A5]-[.A4]))/(([.B5]-[.B4]))" office:value-type="float" office:value="75836.9098712498" calcext:value-type="float">
            <text:p>75836,9098712498</text:p>
          </table:table-cell>
          <table:table-cell/>
        </table:table-row>
        <table:table-row table:style-name="ro1">
          <table:table-cell office:value-type="float" office:value="1.02327" calcext:value-type="float">
            <text:p>1,02E+00</text:p>
          </table:table-cell>
          <table:table-cell office:value-type="float" office:value="0.0002576727" calcext:value-type="float">
            <text:p>2,58E-04</text:p>
          </table:table-cell>
          <table:table-cell table:formula="of:=(([.A6]-[.A5]))/(([.B6]-[.B5]))" office:value-type="float" office:value="76655.1126516486" calcext:value-type="float">
            <text:p>76655,1126516486</text:p>
          </table:table-cell>
          <table:table-cell/>
        </table:table-row>
        <table:table-row table:style-name="ro1">
          <table:table-cell office:value-type="float" office:value="1.032127" calcext:value-type="float">
            <text:p>1,03E+00</text:p>
          </table:table-cell>
          <table:table-cell office:value-type="float" office:value="0.000257787" calcext:value-type="float">
            <text:p>2,58E-04</text:p>
          </table:table-cell>
          <table:table-cell table:formula="of:=(([.A7]-[.A6]))/(([.B7]-[.B6]))" office:value-type="float" office:value="77489.0638670177" calcext:value-type="float">
            <text:p>77489,0638670177</text:p>
          </table:table-cell>
          <table:table-cell/>
        </table:table-row>
        <table:table-row table:style-name="ro1">
          <table:table-cell office:value-type="float" office:value="1.040995" calcext:value-type="float">
            <text:p>1,04E+00</text:p>
          </table:table-cell>
          <table:table-cell office:value-type="float" office:value="0.0002579002" calcext:value-type="float">
            <text:p>2,58E-04</text:p>
          </table:table-cell>
          <table:table-cell table:formula="of:=(([.A8]-[.A7]))/(([.B8]-[.B7]))" office:value-type="float" office:value="78339.2226148369" calcext:value-type="float">
            <text:p>78339,2226148369</text:p>
          </table:table-cell>
          <table:table-cell/>
        </table:table-row>
        <table:table-row table:style-name="ro1">
          <table:table-cell office:value-type="float" office:value="1.049874" calcext:value-type="float">
            <text:p>1,05E+00</text:p>
          </table:table-cell>
          <table:table-cell office:value-type="float" office:value="0.0002580123" calcext:value-type="float">
            <text:p>2,58E-04</text:p>
          </table:table-cell>
          <table:table-cell table:formula="of:=(([.A9]-[.A8]))/(([.B9]-[.B8]))" office:value-type="float" office:value="79206.0660124835" calcext:value-type="float">
            <text:p>79206,0660124835</text:p>
          </table:table-cell>
          <table:table-cell/>
        </table:table-row>
        <table:table-row table:style-name="ro1">
          <table:table-cell office:value-type="float" office:value="1.058763" calcext:value-type="float">
            <text:p>1,06E+00</text:p>
          </table:table-cell>
          <table:table-cell office:value-type="float" office:value="0.0002581235" calcext:value-type="float">
            <text:p>2,58E-04</text:p>
          </table:table-cell>
          <table:table-cell table:formula="of:=(([.A10]-[.A9]))/(([.B10]-[.B9]))" office:value-type="float" office:value="79937.0503596921" calcext:value-type="float">
            <text:p>79937,0503596921</text:p>
          </table:table-cell>
          <table:table-cell/>
        </table:table-row>
        <table:table-row table:style-name="ro1">
          <table:table-cell office:value-type="float" office:value="1.067661" calcext:value-type="float">
            <text:p>1,07E+00</text:p>
          </table:table-cell>
          <table:table-cell office:value-type="float" office:value="0.0002582336" calcext:value-type="float">
            <text:p>2,58E-04</text:p>
          </table:table-cell>
          <table:table-cell table:formula="of:=(([.A11]-[.A10]))/(([.B11]-[.B10]))" office:value-type="float" office:value="80817.4386921155" calcext:value-type="float">
            <text:p>80817,4386921155</text:p>
          </table:table-cell>
          <table:table-cell/>
        </table:table-row>
        <table:table-row table:style-name="ro1">
          <table:table-cell office:value-type="float" office:value="1.07657" calcext:value-type="float">
            <text:p>1,08E+00</text:p>
          </table:table-cell>
          <table:table-cell office:value-type="float" office:value="0.0002583428" calcext:value-type="float">
            <text:p>2,58E-04</text:p>
          </table:table-cell>
          <table:table-cell table:formula="of:=(([.A12]-[.A11]))/(([.B12]-[.B11]))" office:value-type="float" office:value="81584.249084253" calcext:value-type="float">
            <text:p>81584,249084253</text:p>
          </table:table-cell>
          <table:table-cell/>
        </table:table-row>
        <table:table-row table:style-name="ro1">
          <table:table-cell office:value-type="float" office:value="1.085487" calcext:value-type="float">
            <text:p>1,09E+00</text:p>
          </table:table-cell>
          <table:table-cell office:value-type="float" office:value="0.000258451" calcext:value-type="float">
            <text:p>2,58E-04</text:p>
          </table:table-cell>
          <table:table-cell table:number-columns-repeated="2"/>
        </table:table-row>
        <table:table-row table:style-name="ro1">
          <table:table-cell office:value-type="float" office:value="1.094414" calcext:value-type="float">
            <text:p>1,09E+00</text:p>
          </table:table-cell>
          <table:table-cell office:value-type="float" office:value="0.0002585583" calcext:value-type="float">
            <text:p>2,59E-04</text:p>
          </table:table-cell>
          <table:table-cell table:number-columns-repeated="2"/>
        </table:table-row>
        <table:table-row table:style-name="ro1">
          <table:table-cell office:value-type="float" office:value="1.10335" calcext:value-type="float">
            <text:p>1,10E+00</text:p>
          </table:table-cell>
          <table:table-cell office:value-type="float" office:value="0.0002586647" calcext:value-type="float">
            <text:p>2,59E-04</text:p>
          </table:table-cell>
          <table:table-cell table:number-columns-repeated="2"/>
        </table:table-row>
        <table:table-row table:style-name="ro1">
          <table:table-cell office:value-type="float" office:value="1.112295" calcext:value-type="float">
            <text:p>1,11E+00</text:p>
          </table:table-cell>
          <table:table-cell office:value-type="float" office:value="0.0002587703" calcext:value-type="float">
            <text:p>2,59E-04</text:p>
          </table:table-cell>
          <table:table-cell table:number-columns-repeated="2"/>
        </table:table-row>
        <table:table-row table:style-name="ro1">
          <table:table-cell office:value-type="float" office:value="1.121248" calcext:value-type="float">
            <text:p>1,12E+00</text:p>
          </table:table-cell>
          <table:table-cell office:value-type="float" office:value="0.000258875" calcext:value-type="float">
            <text:p>2,59E-04</text:p>
          </table:table-cell>
          <table:table-cell table:number-columns-repeated="2"/>
        </table:table-row>
        <table:table-row table:style-name="ro1">
          <table:table-cell office:value-type="float" office:value="1.130209" calcext:value-type="float">
            <text:p>1,13E+00</text:p>
          </table:table-cell>
          <table:table-cell office:value-type="float" office:value="0.0002589789" calcext:value-type="float">
            <text:p>2,59E-04</text:p>
          </table:table-cell>
          <table:table-cell table:number-columns-repeated="2"/>
        </table:table-row>
        <table:table-row table:style-name="ro1">
          <table:table-cell office:value-type="float" office:value="1.139179" calcext:value-type="float">
            <text:p>1,14E+00</text:p>
          </table:table-cell>
          <table:table-cell office:value-type="float" office:value="0.0002590819" calcext:value-type="float">
            <text:p>2,59E-04</text:p>
          </table:table-cell>
          <table:table-cell table:number-columns-repeated="2"/>
        </table:table-row>
        <table:table-row table:style-name="ro1">
          <table:table-cell office:value-type="float" office:value="1.148156" calcext:value-type="float">
            <text:p>1,15E+00</text:p>
          </table:table-cell>
          <table:table-cell office:value-type="float" office:value="0.0002591842" calcext:value-type="float">
            <text:p>2,59E-04</text:p>
          </table:table-cell>
          <table:table-cell table:number-columns-repeated="2"/>
        </table:table-row>
        <table:table-row table:style-name="ro1">
          <table:table-cell office:value-type="float" office:value="1.157141" calcext:value-type="float">
            <text:p>1,16E+00</text:p>
          </table:table-cell>
          <table:table-cell office:value-type="float" office:value="0.0002592856" calcext:value-type="float">
            <text:p>2,59E-04</text:p>
          </table:table-cell>
          <table:table-cell table:number-columns-repeated="2"/>
        </table:table-row>
        <table:table-row table:style-name="ro1">
          <table:table-cell office:value-type="float" office:value="1.166134" calcext:value-type="float">
            <text:p>1,17E+00</text:p>
          </table:table-cell>
          <table:table-cell office:value-type="float" office:value="0.0002593864" calcext:value-type="float">
            <text:p>2,59E-04</text:p>
          </table:table-cell>
          <table:table-cell table:number-columns-repeated="2"/>
        </table:table-row>
        <table:table-row table:style-name="ro1">
          <table:table-cell office:value-type="float" office:value="1.175134" calcext:value-type="float">
            <text:p>1,18E+00</text:p>
          </table:table-cell>
          <table:table-cell office:value-type="float" office:value="0.0002594863" calcext:value-type="float">
            <text:p>2,59E-04</text:p>
          </table:table-cell>
          <table:table-cell table:number-columns-repeated="2"/>
        </table:table-row>
        <table:table-row table:style-name="ro1">
          <table:table-cell office:value-type="float" office:value="1.184142" calcext:value-type="float">
            <text:p>1,18E+00</text:p>
          </table:table-cell>
          <table:table-cell office:value-type="float" office:value="0.0002595856" calcext:value-type="float">
            <text:p>2,60E-04</text:p>
          </table:table-cell>
          <table:table-cell table:number-columns-repeated="2"/>
        </table:table-row>
        <table:table-row table:style-name="ro1">
          <table:table-cell office:value-type="float" office:value="1.193156" calcext:value-type="float">
            <text:p>1,19E+00</text:p>
          </table:table-cell>
          <table:table-cell office:value-type="float" office:value="0.0002596842" calcext:value-type="float">
            <text:p>2,60E-04</text:p>
          </table:table-cell>
          <table:table-cell table:number-columns-repeated="2"/>
        </table:table-row>
        <table:table-row table:style-name="ro1">
          <table:table-cell office:value-type="float" office:value="1.202178" calcext:value-type="float">
            <text:p>1,20E+00</text:p>
          </table:table-cell>
          <table:table-cell office:value-type="float" office:value="0.000259782" calcext:value-type="float">
            <text:p>2,60E-04</text:p>
          </table:table-cell>
          <table:table-cell table:number-columns-repeated="2"/>
        </table:table-row>
        <table:table-row table:style-name="ro1">
          <table:table-cell office:value-type="float" office:value="1.211206" calcext:value-type="float">
            <text:p>1,21E+00</text:p>
          </table:table-cell>
          <table:table-cell office:value-type="float" office:value="0.0002598792" calcext:value-type="float">
            <text:p>2,60E-04</text:p>
          </table:table-cell>
          <table:table-cell table:number-columns-repeated="2"/>
        </table:table-row>
        <table:table-row table:style-name="ro1">
          <table:table-cell office:value-type="float" office:value="1.220241" calcext:value-type="float">
            <text:p>1,22E+00</text:p>
          </table:table-cell>
          <table:table-cell office:value-type="float" office:value="0.0002599757" calcext:value-type="float">
            <text:p>2,60E-04</text:p>
          </table:table-cell>
          <table:table-cell table:number-columns-repeated="2"/>
        </table:table-row>
        <table:table-row table:style-name="ro1">
          <table:table-cell office:value-type="float" office:value="1.229283" calcext:value-type="float">
            <text:p>1,23E+00</text:p>
          </table:table-cell>
          <table:table-cell office:value-type="float" office:value="0.0002600715" calcext:value-type="float">
            <text:p>2,60E-04</text:p>
          </table:table-cell>
          <table:table-cell table:number-columns-repeated="2"/>
        </table:table-row>
        <table:table-row table:style-name="ro1">
          <table:table-cell office:value-type="float" office:value="1.238331" calcext:value-type="float">
            <text:p>1,24E+00</text:p>
          </table:table-cell>
          <table:table-cell office:value-type="float" office:value="0.0002601667" calcext:value-type="float">
            <text:p>2,60E-04</text:p>
          </table:table-cell>
          <table:table-cell table:number-columns-repeated="2"/>
        </table:table-row>
        <table:table-row table:style-name="ro1">
          <table:table-cell office:value-type="float" office:value="1.247385" calcext:value-type="float">
            <text:p>1,25E+00</text:p>
          </table:table-cell>
          <table:table-cell office:value-type="float" office:value="0.0002602613" calcext:value-type="float">
            <text:p>2,60E-04</text:p>
          </table:table-cell>
          <table:table-cell table:number-columns-repeated="2"/>
        </table:table-row>
        <table:table-row table:style-name="ro1">
          <table:table-cell office:value-type="float" office:value="1.256445" calcext:value-type="float">
            <text:p>1,26E+00</text:p>
          </table:table-cell>
          <table:table-cell office:value-type="float" office:value="0.0002603553" calcext:value-type="float">
            <text:p>2,60E-04</text:p>
          </table:table-cell>
          <table:table-cell table:number-columns-repeated="2"/>
        </table:table-row>
        <table:table-row table:style-name="ro1">
          <table:table-cell office:value-type="float" office:value="1.265512" calcext:value-type="float">
            <text:p>1,27E+00</text:p>
          </table:table-cell>
          <table:table-cell office:value-type="float" office:value="0.0002604487" calcext:value-type="float">
            <text:p>2,60E-04</text:p>
          </table:table-cell>
          <table:table-cell table:number-columns-repeated="2"/>
        </table:table-row>
        <table:table-row table:style-name="ro1">
          <table:table-cell office:value-type="float" office:value="1.274584" calcext:value-type="float">
            <text:p>1,27E+00</text:p>
          </table:table-cell>
          <table:table-cell office:value-type="float" office:value="0.0002605414" calcext:value-type="float">
            <text:p>2,61E-04</text:p>
          </table:table-cell>
          <table:table-cell table:number-columns-repeated="2"/>
        </table:table-row>
        <table:table-row table:style-name="ro1">
          <table:table-cell office:value-type="float" office:value="1.283662" calcext:value-type="float">
            <text:p>1,28E+00</text:p>
          </table:table-cell>
          <table:table-cell office:value-type="float" office:value="0.0002606336" calcext:value-type="float">
            <text:p>2,61E-04</text:p>
          </table:table-cell>
          <table:table-cell table:number-columns-repeated="2"/>
        </table:table-row>
        <table:table-row table:style-name="ro1">
          <table:table-cell office:value-type="float" office:value="1.292746" calcext:value-type="float">
            <text:p>1,29E+00</text:p>
          </table:table-cell>
          <table:table-cell office:value-type="float" office:value="0.0002607252" calcext:value-type="float">
            <text:p>2,61E-04</text:p>
          </table:table-cell>
          <table:table-cell table:number-columns-repeated="2"/>
        </table:table-row>
        <table:table-row table:style-name="ro1">
          <table:table-cell office:value-type="float" office:value="1.301836" calcext:value-type="float">
            <text:p>1,30E+00</text:p>
          </table:table-cell>
          <table:table-cell office:value-type="float" office:value="0.0002608163" calcext:value-type="float">
            <text:p>2,61E-04</text:p>
          </table:table-cell>
          <table:table-cell table:number-columns-repeated="2"/>
        </table:table-row>
        <table:table-row table:style-name="ro1">
          <table:table-cell office:value-type="float" office:value="1.31093" calcext:value-type="float">
            <text:p>1,31E+00</text:p>
          </table:table-cell>
          <table:table-cell office:value-type="float" office:value="0.0002609068" calcext:value-type="float">
            <text:p>2,61E-04</text:p>
          </table:table-cell>
          <table:table-cell table:number-columns-repeated="2"/>
        </table:table-row>
        <table:table-row table:style-name="ro1">
          <table:table-cell office:value-type="float" office:value="1.320031" calcext:value-type="float">
            <text:p>1,32E+00</text:p>
          </table:table-cell>
          <table:table-cell office:value-type="float" office:value="0.0002609968" calcext:value-type="float">
            <text:p>2,61E-04</text:p>
          </table:table-cell>
          <table:table-cell table:number-columns-repeated="2"/>
        </table:table-row>
        <table:table-row table:style-name="ro1">
          <table:table-cell office:value-type="float" office:value="1.329136" calcext:value-type="float">
            <text:p>1,33E+00</text:p>
          </table:table-cell>
          <table:table-cell office:value-type="float" office:value="0.0002610862" calcext:value-type="float">
            <text:p>2,61E-04</text:p>
          </table:table-cell>
          <table:table-cell table:number-columns-repeated="2"/>
        </table:table-row>
        <table:table-row table:style-name="ro1">
          <table:table-cell office:value-type="float" office:value="1.338247" calcext:value-type="float">
            <text:p>1,34E+00</text:p>
          </table:table-cell>
          <table:table-cell office:value-type="float" office:value="0.0002611751" calcext:value-type="float">
            <text:p>2,61E-04</text:p>
          </table:table-cell>
          <table:table-cell table:number-columns-repeated="2"/>
        </table:table-row>
        <table:table-row table:style-name="ro1">
          <table:table-cell office:value-type="float" office:value="1.347363" calcext:value-type="float">
            <text:p>1,35E+00</text:p>
          </table:table-cell>
          <table:table-cell office:value-type="float" office:value="0.0002612635" calcext:value-type="float">
            <text:p>2,61E-04</text:p>
          </table:table-cell>
          <table:table-cell table:number-columns-repeated="2"/>
        </table:table-row>
        <table:table-row table:style-name="ro1">
          <table:table-cell office:value-type="float" office:value="1.356484" calcext:value-type="float">
            <text:p>1,36E+00</text:p>
          </table:table-cell>
          <table:table-cell office:value-type="float" office:value="0.0002613514" calcext:value-type="float">
            <text:p>2,61E-04</text:p>
          </table:table-cell>
          <table:table-cell table:number-columns-repeated="2"/>
        </table:table-row>
        <table:table-row table:style-name="ro1">
          <table:table-cell office:value-type="float" office:value="1.36561" calcext:value-type="float">
            <text:p>1,37E+00</text:p>
          </table:table-cell>
          <table:table-cell office:value-type="float" office:value="0.0002614388" calcext:value-type="float">
            <text:p>2,61E-04</text:p>
          </table:table-cell>
          <table:table-cell table:number-columns-repeated="2"/>
        </table:table-row>
        <table:table-row table:style-name="ro1">
          <table:table-cell office:value-type="float" office:value="1.374741" calcext:value-type="float">
            <text:p>1,37E+00</text:p>
          </table:table-cell>
          <table:table-cell office:value-type="float" office:value="0.0002615257" calcext:value-type="float">
            <text:p>2,62E-04</text:p>
          </table:table-cell>
          <table:table-cell table:number-columns-repeated="2"/>
        </table:table-row>
        <table:table-row table:style-name="ro1">
          <table:table-cell office:value-type="float" office:value="1.383877" calcext:value-type="float">
            <text:p>1,38E+00</text:p>
          </table:table-cell>
          <table:table-cell office:value-type="float" office:value="0.0002616121" calcext:value-type="float">
            <text:p>2,62E-04</text:p>
          </table:table-cell>
          <table:table-cell table:number-columns-repeated="2"/>
        </table:table-row>
        <table:table-row table:style-name="ro1">
          <table:table-cell office:value-type="float" office:value="1.393018" calcext:value-type="float">
            <text:p>1,39E+00</text:p>
          </table:table-cell>
          <table:table-cell office:value-type="float" office:value="0.0002616981" calcext:value-type="float">
            <text:p>2,62E-04</text:p>
          </table:table-cell>
          <table:table-cell table:number-columns-repeated="2"/>
        </table:table-row>
        <table:table-row table:style-name="ro1">
          <table:table-cell office:value-type="float" office:value="1.402163" calcext:value-type="float">
            <text:p>1,40E+00</text:p>
          </table:table-cell>
          <table:table-cell office:value-type="float" office:value="0.0002617836" calcext:value-type="float">
            <text:p>2,62E-04</text:p>
          </table:table-cell>
          <table:table-cell table:number-columns-repeated="2"/>
        </table:table-row>
        <table:table-row table:style-name="ro1">
          <table:table-cell office:value-type="float" office:value="1.411312" calcext:value-type="float">
            <text:p>1,41E+00</text:p>
          </table:table-cell>
          <table:table-cell office:value-type="float" office:value="0.0002618686" calcext:value-type="float">
            <text:p>2,62E-04</text:p>
          </table:table-cell>
          <table:table-cell table:number-columns-repeated="2"/>
        </table:table-row>
        <table:table-row table:style-name="ro1">
          <table:table-cell office:value-type="float" office:value="1.420466" calcext:value-type="float">
            <text:p>1,42E+00</text:p>
          </table:table-cell>
          <table:table-cell office:value-type="float" office:value="0.0002619532" calcext:value-type="float">
            <text:p>2,62E-04</text:p>
          </table:table-cell>
          <table:table-cell table:number-columns-repeated="2"/>
        </table:table-row>
        <table:table-row table:style-name="ro1">
          <table:table-cell office:value-type="float" office:value="1.429625" calcext:value-type="float">
            <text:p>1,43E+00</text:p>
          </table:table-cell>
          <table:table-cell office:value-type="float" office:value="0.0002620374" calcext:value-type="float">
            <text:p>2,62E-04</text:p>
          </table:table-cell>
          <table:table-cell table:number-columns-repeated="2"/>
        </table:table-row>
        <table:table-row table:style-name="ro1">
          <table:table-cell office:value-type="float" office:value="1.438788" calcext:value-type="float">
            <text:p>1,44E+00</text:p>
          </table:table-cell>
          <table:table-cell office:value-type="float" office:value="0.0002621211" calcext:value-type="float">
            <text:p>2,62E-04</text:p>
          </table:table-cell>
          <table:table-cell table:number-columns-repeated="2"/>
        </table:table-row>
        <table:table-row table:style-name="ro1">
          <table:table-cell office:value-type="float" office:value="1.447955" calcext:value-type="float">
            <text:p>1,45E+00</text:p>
          </table:table-cell>
          <table:table-cell office:value-type="float" office:value="0.0002622044" calcext:value-type="float">
            <text:p>2,62E-04</text:p>
          </table:table-cell>
          <table:table-cell table:number-columns-repeated="2"/>
        </table:table-row>
        <table:table-row table:style-name="ro1">
          <table:table-cell office:value-type="float" office:value="1.457127" calcext:value-type="float">
            <text:p>1,46E+00</text:p>
          </table:table-cell>
          <table:table-cell office:value-type="float" office:value="0.0002622872" calcext:value-type="float">
            <text:p>2,62E-04</text:p>
          </table:table-cell>
          <table:table-cell table:number-columns-repeated="2"/>
        </table:table-row>
        <table:table-row table:style-name="ro1">
          <table:table-cell office:value-type="float" office:value="1.466302" calcext:value-type="float">
            <text:p>1,47E+00</text:p>
          </table:table-cell>
          <table:table-cell office:value-type="float" office:value="0.0002623697" calcext:value-type="float">
            <text:p>2,62E-04</text:p>
          </table:table-cell>
          <table:table-cell table:number-columns-repeated="2"/>
        </table:table-row>
        <table:table-row table:style-name="ro1">
          <table:table-cell office:value-type="float" office:value="1.475482" calcext:value-type="float">
            <text:p>1,48E+00</text:p>
          </table:table-cell>
          <table:table-cell office:value-type="float" office:value="0.0002624517" calcext:value-type="float">
            <text:p>2,62E-04</text:p>
          </table:table-cell>
          <table:table-cell table:number-columns-repeated="2"/>
        </table:table-row>
        <table:table-row table:style-name="ro1">
          <table:table-cell office:value-type="float" office:value="1.484666" calcext:value-type="float">
            <text:p>1,48E+00</text:p>
          </table:table-cell>
          <table:table-cell office:value-type="float" office:value="0.0002625333" calcext:value-type="float">
            <text:p>2,63E-04</text:p>
          </table:table-cell>
          <table:table-cell table:number-columns-repeated="2"/>
        </table:table-row>
        <table:table-row table:style-name="ro1">
          <table:table-cell office:value-type="float" office:value="1.493853" calcext:value-type="float">
            <text:p>1,49E+00</text:p>
          </table:table-cell>
          <table:table-cell office:value-type="float" office:value="0.0002626145" calcext:value-type="float">
            <text:p>2,63E-04</text:p>
          </table:table-cell>
          <table:table-cell table:number-columns-repeated="2"/>
        </table:table-row>
        <table:table-row table:style-name="ro1">
          <table:table-cell office:value-type="float" office:value="1.503045" calcext:value-type="float">
            <text:p>1,50E+00</text:p>
          </table:table-cell>
          <table:table-cell office:value-type="float" office:value="0.0002626954" calcext:value-type="float">
            <text:p>2,63E-04</text:p>
          </table:table-cell>
          <table:table-cell table:number-columns-repeated="2"/>
        </table:table-row>
        <table:table-row table:style-name="ro1">
          <table:table-cell office:value-type="float" office:value="1.512241" calcext:value-type="float">
            <text:p>1,51E+00</text:p>
          </table:table-cell>
          <table:table-cell office:value-type="float" office:value="0.0002627758" calcext:value-type="float">
            <text:p>2,63E-04</text:p>
          </table:table-cell>
          <table:table-cell table:number-columns-repeated="2"/>
        </table:table-row>
        <table:table-row table:style-name="ro1">
          <table:table-cell office:value-type="float" office:value="1.52144" calcext:value-type="float">
            <text:p>1,52E+00</text:p>
          </table:table-cell>
          <table:table-cell office:value-type="float" office:value="0.0002628559" calcext:value-type="float">
            <text:p>2,63E-04</text:p>
          </table:table-cell>
          <table:table-cell table:number-columns-repeated="2"/>
        </table:table-row>
        <table:table-row table:style-name="ro1">
          <table:table-cell office:value-type="float" office:value="1.530643" calcext:value-type="float">
            <text:p>1,53E+00</text:p>
          </table:table-cell>
          <table:table-cell office:value-type="float" office:value="0.0002629356" calcext:value-type="float">
            <text:p>2,63E-04</text:p>
          </table:table-cell>
          <table:table-cell table:number-columns-repeated="2"/>
        </table:table-row>
        <table:table-row table:style-name="ro1">
          <table:table-cell office:value-type="float" office:value="1.53985" calcext:value-type="float">
            <text:p>1,54E+00</text:p>
          </table:table-cell>
          <table:table-cell office:value-type="float" office:value="0.0002630149" calcext:value-type="float">
            <text:p>2,63E-04</text:p>
          </table:table-cell>
          <table:table-cell table:number-columns-repeated="2"/>
        </table:table-row>
        <table:table-row table:style-name="ro1">
          <table:table-cell office:value-type="float" office:value="1.549061" calcext:value-type="float">
            <text:p>1,55E+00</text:p>
          </table:table-cell>
          <table:table-cell office:value-type="float" office:value="0.0002630938" calcext:value-type="float">
            <text:p>2,63E-04</text:p>
          </table:table-cell>
          <table:table-cell table:number-columns-repeated="2"/>
        </table:table-row>
        <table:table-row table:style-name="ro1">
          <table:table-cell office:value-type="float" office:value="1.558275" calcext:value-type="float">
            <text:p>1,56E+00</text:p>
          </table:table-cell>
          <table:table-cell office:value-type="float" office:value="0.0002631724" calcext:value-type="float">
            <text:p>2,63E-04</text:p>
          </table:table-cell>
          <table:table-cell table:number-columns-repeated="2"/>
        </table:table-row>
        <table:table-row table:style-name="ro1">
          <table:table-cell office:value-type="float" office:value="1.567492" calcext:value-type="float">
            <text:p>1,57E+00</text:p>
          </table:table-cell>
          <table:table-cell office:value-type="float" office:value="0.0002632507" calcext:value-type="float">
            <text:p>2,63E-04</text:p>
          </table:table-cell>
          <table:table-cell table:number-columns-repeated="2"/>
        </table:table-row>
        <table:table-row table:style-name="ro1">
          <table:table-cell office:value-type="float" office:value="1.576714" calcext:value-type="float">
            <text:p>1,58E+00</text:p>
          </table:table-cell>
          <table:table-cell office:value-type="float" office:value="0.0002633285" calcext:value-type="float">
            <text:p>2,63E-04</text:p>
          </table:table-cell>
          <table:table-cell table:number-columns-repeated="2"/>
        </table:table-row>
        <table:table-row table:style-name="ro1">
          <table:table-cell office:value-type="float" office:value="1.585938" calcext:value-type="float">
            <text:p>1,59E+00</text:p>
          </table:table-cell>
          <table:table-cell office:value-type="float" office:value="0.0002634061" calcext:value-type="float">
            <text:p>2,63E-04</text:p>
          </table:table-cell>
          <table:table-cell table:number-columns-repeated="2"/>
        </table:table-row>
        <table:table-row table:style-name="ro1">
          <table:table-cell office:value-type="float" office:value="1.595166" calcext:value-type="float">
            <text:p>1,60E+00</text:p>
          </table:table-cell>
          <table:table-cell office:value-type="float" office:value="0.0002634833" calcext:value-type="float">
            <text:p>2,63E-04</text:p>
          </table:table-cell>
          <table:table-cell table:number-columns-repeated="2"/>
        </table:table-row>
        <table:table-row table:style-name="ro1">
          <table:table-cell office:value-type="float" office:value="1.604398" calcext:value-type="float">
            <text:p>1,60E+00</text:p>
          </table:table-cell>
          <table:table-cell office:value-type="float" office:value="0.0002635601" calcext:value-type="float">
            <text:p>2,64E-04</text:p>
          </table:table-cell>
          <table:table-cell table:number-columns-repeated="2"/>
        </table:table-row>
        <table:table-row table:style-name="ro1">
          <table:table-cell office:value-type="float" office:value="1.613633" calcext:value-type="float">
            <text:p>1,61E+00</text:p>
          </table:table-cell>
          <table:table-cell office:value-type="float" office:value="0.0002636366" calcext:value-type="float">
            <text:p>2,64E-04</text:p>
          </table:table-cell>
          <table:table-cell table:number-columns-repeated="2"/>
        </table:table-row>
        <table:table-row table:style-name="ro1">
          <table:table-cell office:value-type="float" office:value="1.622871" calcext:value-type="float">
            <text:p>1,62E+00</text:p>
          </table:table-cell>
          <table:table-cell office:value-type="float" office:value="0.0002637128" calcext:value-type="float">
            <text:p>2,64E-04</text:p>
          </table:table-cell>
          <table:table-cell table:number-columns-repeated="2"/>
        </table:table-row>
        <table:table-row table:style-name="ro1">
          <table:table-cell office:value-type="float" office:value="1.632112" calcext:value-type="float">
            <text:p>1,63E+00</text:p>
          </table:table-cell>
          <table:table-cell office:value-type="float" office:value="0.0002637887" calcext:value-type="float">
            <text:p>2,64E-04</text:p>
          </table:table-cell>
          <table:table-cell table:number-columns-repeated="2"/>
        </table:table-row>
        <table:table-row table:style-name="ro1">
          <table:table-cell office:value-type="float" office:value="1.641357" calcext:value-type="float">
            <text:p>1,64E+00</text:p>
          </table:table-cell>
          <table:table-cell office:value-type="float" office:value="0.0002638642" calcext:value-type="float">
            <text:p>2,64E-04</text:p>
          </table:table-cell>
          <table:table-cell table:number-columns-repeated="2"/>
        </table:table-row>
        <table:table-row table:style-name="ro1">
          <table:table-cell office:value-type="float" office:value="1.650604" calcext:value-type="float">
            <text:p>1,65E+00</text:p>
          </table:table-cell>
          <table:table-cell office:value-type="float" office:value="0.0002639395" calcext:value-type="float">
            <text:p>2,64E-04</text:p>
          </table:table-cell>
          <table:table-cell table:number-columns-repeated="2"/>
        </table:table-row>
        <table:table-row table:style-name="ro1">
          <table:table-cell office:value-type="float" office:value="1.659855" calcext:value-type="float">
            <text:p>1,66E+00</text:p>
          </table:table-cell>
          <table:table-cell office:value-type="float" office:value="0.0002640144" calcext:value-type="float">
            <text:p>2,64E-04</text:p>
          </table:table-cell>
          <table:table-cell table:number-columns-repeated="2"/>
        </table:table-row>
        <table:table-row table:style-name="ro1">
          <table:table-cell office:value-type="float" office:value="1.669109" calcext:value-type="float">
            <text:p>1,67E+00</text:p>
          </table:table-cell>
          <table:table-cell office:value-type="float" office:value="0.000264089" calcext:value-type="float">
            <text:p>2,64E-04</text:p>
          </table:table-cell>
          <table:table-cell table:number-columns-repeated="2"/>
        </table:table-row>
        <table:table-row table:style-name="ro1">
          <table:table-cell office:value-type="float" office:value="1.678366" calcext:value-type="float">
            <text:p>1,68E+00</text:p>
          </table:table-cell>
          <table:table-cell office:value-type="float" office:value="0.0002641633" calcext:value-type="float">
            <text:p>2,64E-04</text:p>
          </table:table-cell>
          <table:table-cell table:number-columns-repeated="2"/>
        </table:table-row>
        <table:table-row table:style-name="ro1">
          <table:table-cell office:value-type="float" office:value="1.687626" calcext:value-type="float">
            <text:p>1,69E+00</text:p>
          </table:table-cell>
          <table:table-cell office:value-type="float" office:value="0.0002642373" calcext:value-type="float">
            <text:p>2,64E-04</text:p>
          </table:table-cell>
          <table:table-cell table:number-columns-repeated="2"/>
        </table:table-row>
        <table:table-row table:style-name="ro1">
          <table:table-cell office:value-type="float" office:value="1.696889" calcext:value-type="float">
            <text:p>1,70E+00</text:p>
          </table:table-cell>
          <table:table-cell office:value-type="float" office:value="0.000264311" calcext:value-type="float">
            <text:p>2,64E-04</text:p>
          </table:table-cell>
          <table:table-cell table:number-columns-repeated="2"/>
        </table:table-row>
        <table:table-row table:style-name="ro1">
          <table:table-cell office:value-type="float" office:value="1.706155" calcext:value-type="float">
            <text:p>1,71E+00</text:p>
          </table:table-cell>
          <table:table-cell office:value-type="float" office:value="0.0002643844" calcext:value-type="float">
            <text:p>2,64E-04</text:p>
          </table:table-cell>
          <table:table-cell table:number-columns-repeated="2"/>
        </table:table-row>
        <table:table-row table:style-name="ro1">
          <table:table-cell office:value-type="float" office:value="1.715424" calcext:value-type="float">
            <text:p>1,72E+00</text:p>
          </table:table-cell>
          <table:table-cell office:value-type="float" office:value="0.0002644575" calcext:value-type="float">
            <text:p>2,64E-04</text:p>
          </table:table-cell>
          <table:table-cell table:number-columns-repeated="2"/>
        </table:table-row>
        <table:table-row table:style-name="ro1">
          <table:table-cell office:value-type="float" office:value="1.724696" calcext:value-type="float">
            <text:p>1,72E+00</text:p>
          </table:table-cell>
          <table:table-cell office:value-type="float" office:value="0.0002645304" calcext:value-type="float">
            <text:p>2,65E-04</text:p>
          </table:table-cell>
          <table:table-cell table:number-columns-repeated="2"/>
        </table:table-row>
        <table:table-row table:style-name="ro1">
          <table:table-cell office:value-type="float" office:value="1.73397" calcext:value-type="float">
            <text:p>1,73E+00</text:p>
          </table:table-cell>
          <table:table-cell office:value-type="float" office:value="0.0002646029" calcext:value-type="float">
            <text:p>2,65E-04</text:p>
          </table:table-cell>
          <table:table-cell table:number-columns-repeated="2"/>
        </table:table-row>
        <table:table-row table:style-name="ro1">
          <table:table-cell office:value-type="float" office:value="1.743248" calcext:value-type="float">
            <text:p>1,74E+00</text:p>
          </table:table-cell>
          <table:table-cell office:value-type="float" office:value="0.0002646752" calcext:value-type="float">
            <text:p>2,65E-04</text:p>
          </table:table-cell>
          <table:table-cell table:number-columns-repeated="2"/>
        </table:table-row>
        <table:table-row table:style-name="ro1">
          <table:table-cell office:value-type="float" office:value="1.752528" calcext:value-type="float">
            <text:p>1,75E+00</text:p>
          </table:table-cell>
          <table:table-cell office:value-type="float" office:value="0.0002647472" calcext:value-type="float">
            <text:p>2,65E-04</text:p>
          </table:table-cell>
          <table:table-cell table:number-columns-repeated="2"/>
        </table:table-row>
        <table:table-row table:style-name="ro1">
          <table:table-cell office:value-type="float" office:value="1.76181" calcext:value-type="float">
            <text:p>1,76E+00</text:p>
          </table:table-cell>
          <table:table-cell office:value-type="float" office:value="0.0002648189" calcext:value-type="float">
            <text:p>2,65E-04</text:p>
          </table:table-cell>
          <table:table-cell table:number-columns-repeated="2"/>
        </table:table-row>
        <table:table-row table:style-name="ro1">
          <table:table-cell office:value-type="float" office:value="1.771096" calcext:value-type="float">
            <text:p>1,77E+00</text:p>
          </table:table-cell>
          <table:table-cell office:value-type="float" office:value="0.0002648903" calcext:value-type="float">
            <text:p>2,65E-04</text:p>
          </table:table-cell>
          <table:table-cell table:number-columns-repeated="2"/>
        </table:table-row>
        <table:table-row table:style-name="ro1">
          <table:table-cell office:value-type="float" office:value="1.780384" calcext:value-type="float">
            <text:p>1,78E+00</text:p>
          </table:table-cell>
          <table:table-cell office:value-type="float" office:value="0.0002649615" calcext:value-type="float">
            <text:p>2,65E-04</text:p>
          </table:table-cell>
          <table:table-cell table:number-columns-repeated="2"/>
        </table:table-row>
        <table:table-row table:style-name="ro1">
          <table:table-cell office:value-type="float" office:value="1.789675" calcext:value-type="float">
            <text:p>1,79E+00</text:p>
          </table:table-cell>
          <table:table-cell office:value-type="float" office:value="0.0002650324" calcext:value-type="float">
            <text:p>2,65E-04</text:p>
          </table:table-cell>
          <table:table-cell table:number-columns-repeated="2"/>
        </table:table-row>
        <table:table-row table:style-name="ro1">
          <table:table-cell office:value-type="float" office:value="1.798969" calcext:value-type="float">
            <text:p>1,80E+00</text:p>
          </table:table-cell>
          <table:table-cell office:value-type="float" office:value="0.0002651031" calcext:value-type="float">
            <text:p>2,65E-04</text:p>
          </table:table-cell>
          <table:table-cell table:number-columns-repeated="2"/>
        </table:table-row>
        <table:table-row table:style-name="ro1">
          <table:table-cell office:value-type="float" office:value="1.808265" calcext:value-type="float">
            <text:p>1,81E+00</text:p>
          </table:table-cell>
          <table:table-cell office:value-type="float" office:value="0.0002651734" calcext:value-type="float">
            <text:p>2,65E-04</text:p>
          </table:table-cell>
          <table:table-cell table:number-columns-repeated="2"/>
        </table:table-row>
        <table:table-row table:style-name="ro1">
          <table:table-cell office:value-type="float" office:value="1.817563" calcext:value-type="float">
            <text:p>1,82E+00</text:p>
          </table:table-cell>
          <table:table-cell office:value-type="float" office:value="0.0002652436" calcext:value-type="float">
            <text:p>2,65E-04</text:p>
          </table:table-cell>
          <table:table-cell table:number-columns-repeated="2"/>
        </table:table-row>
        <table:table-row table:style-name="ro1">
          <table:table-cell office:value-type="float" office:value="1.826865" calcext:value-type="float">
            <text:p>1,83E+00</text:p>
          </table:table-cell>
          <table:table-cell office:value-type="float" office:value="0.0002653135" calcext:value-type="float">
            <text:p>2,65E-04</text:p>
          </table:table-cell>
          <table:table-cell table:number-columns-repeated="2"/>
        </table:table-row>
        <table:table-row table:style-name="ro1">
          <table:table-cell office:value-type="float" office:value="1.836168" calcext:value-type="float">
            <text:p>1,84E+00</text:p>
          </table:table-cell>
          <table:table-cell office:value-type="float" office:value="0.0002653831" calcext:value-type="float">
            <text:p>2,65E-04</text:p>
          </table:table-cell>
          <table:table-cell table:number-columns-repeated="2"/>
        </table:table-row>
        <table:table-row table:style-name="ro1">
          <table:table-cell office:value-type="float" office:value="1.845475" calcext:value-type="float">
            <text:p>1,85E+00</text:p>
          </table:table-cell>
          <table:table-cell office:value-type="float" office:value="0.0002654525" calcext:value-type="float">
            <text:p>2,65E-04</text:p>
          </table:table-cell>
          <table:table-cell table:number-columns-repeated="2"/>
        </table:table-row>
        <table:table-row table:style-name="ro1">
          <table:table-cell office:value-type="float" office:value="1.854783" calcext:value-type="float">
            <text:p>1,85E+00</text:p>
          </table:table-cell>
          <table:table-cell office:value-type="float" office:value="0.0002655216" calcext:value-type="float">
            <text:p>2,66E-04</text:p>
          </table:table-cell>
          <table:table-cell table:number-columns-repeated="2"/>
        </table:table-row>
        <table:table-row table:style-name="ro1">
          <table:table-cell office:value-type="float" office:value="1.864094" calcext:value-type="float">
            <text:p>1,86E+00</text:p>
          </table:table-cell>
          <table:table-cell office:value-type="float" office:value="0.0002655905" calcext:value-type="float">
            <text:p>2,66E-04</text:p>
          </table:table-cell>
          <table:table-cell table:number-columns-repeated="2"/>
        </table:table-row>
        <table:table-row table:style-name="ro1">
          <table:table-cell office:value-type="float" office:value="1.873408" calcext:value-type="float">
            <text:p>1,87E+00</text:p>
          </table:table-cell>
          <table:table-cell office:value-type="float" office:value="0.0002656592" calcext:value-type="float">
            <text:p>2,66E-04</text:p>
          </table:table-cell>
          <table:table-cell table:number-columns-repeated="2"/>
        </table:table-row>
        <table:table-row table:style-name="ro1">
          <table:table-cell office:value-type="float" office:value="1.882724" calcext:value-type="float">
            <text:p>1,88E+00</text:p>
          </table:table-cell>
          <table:table-cell office:value-type="float" office:value="0.0002657276" calcext:value-type="float">
            <text:p>2,66E-04</text:p>
          </table:table-cell>
          <table:table-cell table:number-columns-repeated="2"/>
        </table:table-row>
        <table:table-row table:style-name="ro1">
          <table:table-cell office:value-type="float" office:value="1.892042" calcext:value-type="float">
            <text:p>1,89E+00</text:p>
          </table:table-cell>
          <table:table-cell office:value-type="float" office:value="0.0002657958" calcext:value-type="float">
            <text:p>2,66E-04</text:p>
          </table:table-cell>
          <table:table-cell table:number-columns-repeated="2"/>
        </table:table-row>
        <table:table-row table:style-name="ro1">
          <table:table-cell office:value-type="float" office:value="1.901362" calcext:value-type="float">
            <text:p>1,90E+00</text:p>
          </table:table-cell>
          <table:table-cell office:value-type="float" office:value="0.0002658637" calcext:value-type="float">
            <text:p>2,66E-04</text:p>
          </table:table-cell>
          <table:table-cell table:number-columns-repeated="2"/>
        </table:table-row>
        <table:table-row table:style-name="ro1">
          <table:table-cell office:value-type="float" office:value="1.910685" calcext:value-type="float">
            <text:p>1,91E+00</text:p>
          </table:table-cell>
          <table:table-cell office:value-type="float" office:value="0.0002659314" calcext:value-type="float">
            <text:p>2,66E-04</text:p>
          </table:table-cell>
          <table:table-cell table:number-columns-repeated="2"/>
        </table:table-row>
        <table:table-row table:style-name="ro1">
          <table:table-cell office:value-type="float" office:value="1.92001" calcext:value-type="float">
            <text:p>1,92E+00</text:p>
          </table:table-cell>
          <table:table-cell office:value-type="float" office:value="0.0002659989" calcext:value-type="float">
            <text:p>2,66E-04</text:p>
          </table:table-cell>
          <table:table-cell table:number-columns-repeated="2"/>
        </table:table-row>
        <table:table-row table:style-name="ro1">
          <table:table-cell office:value-type="float" office:value="1.929338" calcext:value-type="float">
            <text:p>1,93E+00</text:p>
          </table:table-cell>
          <table:table-cell office:value-type="float" office:value="0.0002660662" calcext:value-type="float">
            <text:p>2,66E-04</text:p>
          </table:table-cell>
          <table:table-cell table:number-columns-repeated="2"/>
        </table:table-row>
        <table:table-row table:style-name="ro1">
          <table:table-cell office:value-type="float" office:value="1.938667" calcext:value-type="float">
            <text:p>1,94E+00</text:p>
          </table:table-cell>
          <table:table-cell office:value-type="float" office:value="0.0002661332" calcext:value-type="float">
            <text:p>2,66E-04</text:p>
          </table:table-cell>
          <table:table-cell table:number-columns-repeated="2"/>
        </table:table-row>
        <table:table-row table:style-name="ro1">
          <table:table-cell office:value-type="float" office:value="1.947999" calcext:value-type="float">
            <text:p>1,95E+00</text:p>
          </table:table-cell>
          <table:table-cell office:value-type="float" office:value="0.0002662" calcext:value-type="float">
            <text:p>2,66E-04</text:p>
          </table:table-cell>
          <table:table-cell table:number-columns-repeated="2"/>
        </table:table-row>
        <table:table-row table:style-name="ro1">
          <table:table-cell office:value-type="float" office:value="1.957333" calcext:value-type="float">
            <text:p>1,96E+00</text:p>
          </table:table-cell>
          <table:table-cell office:value-type="float" office:value="0.0002662666" calcext:value-type="float">
            <text:p>2,66E-04</text:p>
          </table:table-cell>
          <table:table-cell table:number-columns-repeated="2"/>
        </table:table-row>
        <table:table-row table:style-name="ro1">
          <table:table-cell office:value-type="float" office:value="1.966669" calcext:value-type="float">
            <text:p>1,97E+00</text:p>
          </table:table-cell>
          <table:table-cell office:value-type="float" office:value="0.000266333" calcext:value-type="float">
            <text:p>2,66E-04</text:p>
          </table:table-cell>
          <table:table-cell table:number-columns-repeated="2"/>
        </table:table-row>
        <table:table-row table:style-name="ro1">
          <table:table-cell office:value-type="float" office:value="1.976007" calcext:value-type="float">
            <text:p>1,98E+00</text:p>
          </table:table-cell>
          <table:table-cell office:value-type="float" office:value="0.0002663992" calcext:value-type="float">
            <text:p>2,66E-04</text:p>
          </table:table-cell>
          <table:table-cell table:number-columns-repeated="2"/>
        </table:table-row>
        <table:table-row table:style-name="ro1">
          <table:table-cell office:value-type="float" office:value="1.985348" calcext:value-type="float">
            <text:p>1,99E+00</text:p>
          </table:table-cell>
          <table:table-cell office:value-type="float" office:value="0.0002664652" calcext:value-type="float">
            <text:p>2,66E-04</text:p>
          </table:table-cell>
          <table:table-cell table:number-columns-repeated="2"/>
        </table:table-row>
        <table:table-row table:style-name="ro1">
          <table:table-cell office:value-type="float" office:value="1.99469" calcext:value-type="float">
            <text:p>1,99E+00</text:p>
          </table:table-cell>
          <table:table-cell office:value-type="float" office:value="0.0002665309" calcext:value-type="float">
            <text:p>2,67E-04</text:p>
          </table:table-cell>
          <table:table-cell table:number-columns-repeated="2"/>
        </table:table-row>
        <table:table-row table:style-name="ro1">
          <table:table-cell office:value-type="float" office:value="2.004035" calcext:value-type="float">
            <text:p>2,00E+00</text:p>
          </table:table-cell>
          <table:table-cell office:value-type="float" office:value="0.0002665964" calcext:value-type="float">
            <text:p>2,67E-04</text:p>
          </table:table-cell>
          <table:table-cell table:number-columns-repeated="2"/>
        </table:table-row>
        <table:table-row table:style-name="ro1">
          <table:table-cell office:value-type="float" office:value="2.013382" calcext:value-type="float">
            <text:p>2,01E+00</text:p>
          </table:table-cell>
          <table:table-cell office:value-type="float" office:value="0.0002666618" calcext:value-type="float">
            <text:p>2,67E-04</text:p>
          </table:table-cell>
          <table:table-cell table:number-columns-repeated="2"/>
        </table:table-row>
        <table:table-row table:style-name="ro1">
          <table:table-cell office:value-type="float" office:value="2.02273" calcext:value-type="float">
            <text:p>2,02E+00</text:p>
          </table:table-cell>
          <table:table-cell office:value-type="float" office:value="0.0002667269" calcext:value-type="float">
            <text:p>2,67E-04</text:p>
          </table:table-cell>
          <table:table-cell table:number-columns-repeated="2"/>
        </table:table-row>
        <table:table-row table:style-name="ro1">
          <table:table-cell office:value-type="float" office:value="2.032081" calcext:value-type="float">
            <text:p>2,03E+00</text:p>
          </table:table-cell>
          <table:table-cell office:value-type="float" office:value="0.0002667918" calcext:value-type="float">
            <text:p>2,67E-04</text:p>
          </table:table-cell>
          <table:table-cell table:number-columns-repeated="2"/>
        </table:table-row>
        <table:table-row table:style-name="ro1">
          <table:table-cell office:value-type="float" office:value="2.041434" calcext:value-type="float">
            <text:p>2,04E+00</text:p>
          </table:table-cell>
          <table:table-cell office:value-type="float" office:value="0.0002668566" calcext:value-type="float">
            <text:p>2,67E-04</text:p>
          </table:table-cell>
          <table:table-cell table:number-columns-repeated="2"/>
        </table:table-row>
        <table:table-row table:style-name="ro1">
          <table:table-cell office:value-type="float" office:value="2.050789" calcext:value-type="float">
            <text:p>2,05E+00</text:p>
          </table:table-cell>
          <table:table-cell office:value-type="float" office:value="0.0002669211" calcext:value-type="float">
            <text:p>2,67E-04</text:p>
          </table:table-cell>
          <table:table-cell table:number-columns-repeated="2"/>
        </table:table-row>
        <table:table-row table:style-name="ro1">
          <table:table-cell office:value-type="float" office:value="2.060145" calcext:value-type="float">
            <text:p>2,06E+00</text:p>
          </table:table-cell>
          <table:table-cell office:value-type="float" office:value="0.0002669854" calcext:value-type="float">
            <text:p>2,67E-04</text:p>
          </table:table-cell>
          <table:table-cell table:number-columns-repeated="2"/>
        </table:table-row>
        <table:table-row table:style-name="ro1">
          <table:table-cell office:value-type="float" office:value="2.069504" calcext:value-type="float">
            <text:p>2,07E+00</text:p>
          </table:table-cell>
          <table:table-cell office:value-type="float" office:value="0.0002670496" calcext:value-type="float">
            <text:p>2,67E-04</text:p>
          </table:table-cell>
          <table:table-cell table:number-columns-repeated="2"/>
        </table:table-row>
        <table:table-row table:style-name="ro1">
          <table:table-cell office:value-type="float" office:value="2.078864" calcext:value-type="float">
            <text:p>2,08E+00</text:p>
          </table:table-cell>
          <table:table-cell office:value-type="float" office:value="0.0002671135" calcext:value-type="float">
            <text:p>2,67E-04</text:p>
          </table:table-cell>
          <table:table-cell table:number-columns-repeated="2"/>
        </table:table-row>
        <table:table-row table:style-name="ro1">
          <table:table-cell office:value-type="float" office:value="2.088227" calcext:value-type="float">
            <text:p>2,09E+00</text:p>
          </table:table-cell>
          <table:table-cell office:value-type="float" office:value="0.0002671773" calcext:value-type="float">
            <text:p>2,67E-04</text:p>
          </table:table-cell>
          <table:table-cell table:number-columns-repeated="2"/>
        </table:table-row>
        <table:table-row table:style-name="ro1">
          <table:table-cell office:value-type="float" office:value="2.097591" calcext:value-type="float">
            <text:p>2,10E+00</text:p>
          </table:table-cell>
          <table:table-cell office:value-type="float" office:value="0.0002672408" calcext:value-type="float">
            <text:p>2,67E-04</text:p>
          </table:table-cell>
          <table:table-cell table:number-columns-repeated="2"/>
        </table:table-row>
        <table:table-row table:style-name="ro1">
          <table:table-cell office:value-type="float" office:value="2.106957" calcext:value-type="float">
            <text:p>2,11E+00</text:p>
          </table:table-cell>
          <table:table-cell office:value-type="float" office:value="0.0002673042" calcext:value-type="float">
            <text:p>2,67E-04</text:p>
          </table:table-cell>
          <table:table-cell table:number-columns-repeated="2"/>
        </table:table-row>
        <table:table-row table:style-name="ro1">
          <table:table-cell office:value-type="float" office:value="2.116326" calcext:value-type="float">
            <text:p>2,12E+00</text:p>
          </table:table-cell>
          <table:table-cell office:value-type="float" office:value="0.0002673674" calcext:value-type="float">
            <text:p>2,67E-04</text:p>
          </table:table-cell>
          <table:table-cell table:number-columns-repeated="2"/>
        </table:table-row>
        <table:table-row table:style-name="ro1">
          <table:table-cell office:value-type="float" office:value="2.125696" calcext:value-type="float">
            <text:p>2,13E+00</text:p>
          </table:table-cell>
          <table:table-cell office:value-type="float" office:value="0.0002674304" calcext:value-type="float">
            <text:p>2,67E-04</text:p>
          </table:table-cell>
          <table:table-cell table:number-columns-repeated="2"/>
        </table:table-row>
        <table:table-row table:style-name="ro1">
          <table:table-cell office:value-type="float" office:value="2.135067" calcext:value-type="float">
            <text:p>2,14E+00</text:p>
          </table:table-cell>
          <table:table-cell office:value-type="float" office:value="0.0002674932" calcext:value-type="float">
            <text:p>2,67E-04</text:p>
          </table:table-cell>
          <table:table-cell table:number-columns-repeated="2"/>
        </table:table-row>
        <table:table-row table:style-name="ro1">
          <table:table-cell office:value-type="float" office:value="2.144441" calcext:value-type="float">
            <text:p>2,14E+00</text:p>
          </table:table-cell>
          <table:table-cell office:value-type="float" office:value="0.0002675558" calcext:value-type="float">
            <text:p>2,68E-04</text:p>
          </table:table-cell>
          <table:table-cell table:number-columns-repeated="2"/>
        </table:table-row>
        <table:table-row table:style-name="ro1">
          <table:table-cell office:value-type="float" office:value="2.153816" calcext:value-type="float">
            <text:p>2,15E+00</text:p>
          </table:table-cell>
          <table:table-cell office:value-type="float" office:value="0.0002676183" calcext:value-type="float">
            <text:p>2,68E-04</text:p>
          </table:table-cell>
          <table:table-cell table:number-columns-repeated="2"/>
        </table:table-row>
        <table:table-row table:style-name="ro1">
          <table:table-cell office:value-type="float" office:value="2.163193" calcext:value-type="float">
            <text:p>2,16E+00</text:p>
          </table:table-cell>
          <table:table-cell office:value-type="float" office:value="0.0002676806" calcext:value-type="float">
            <text:p>2,68E-04</text:p>
          </table:table-cell>
          <table:table-cell table:number-columns-repeated="2"/>
        </table:table-row>
        <table:table-row table:style-name="ro1">
          <table:table-cell office:value-type="float" office:value="2.172573" calcext:value-type="float">
            <text:p>2,17E+00</text:p>
          </table:table-cell>
          <table:table-cell office:value-type="float" office:value="0.0002677427" calcext:value-type="float">
            <text:p>2,68E-04</text:p>
          </table:table-cell>
          <table:table-cell table:number-columns-repeated="2"/>
        </table:table-row>
        <table:table-row table:style-name="ro1">
          <table:table-cell office:value-type="float" office:value="2.181953" calcext:value-type="float">
            <text:p>2,18E+00</text:p>
          </table:table-cell>
          <table:table-cell office:value-type="float" office:value="0.0002678046" calcext:value-type="float">
            <text:p>2,68E-04</text:p>
          </table:table-cell>
          <table:table-cell table:number-columns-repeated="2"/>
        </table:table-row>
        <table:table-row table:style-name="ro1">
          <table:table-cell office:value-type="float" office:value="2.191336" calcext:value-type="float">
            <text:p>2,19E+00</text:p>
          </table:table-cell>
          <table:table-cell office:value-type="float" office:value="0.0002678664" calcext:value-type="float">
            <text:p>2,68E-04</text:p>
          </table:table-cell>
          <table:table-cell table:number-columns-repeated="2"/>
        </table:table-row>
        <table:table-row table:style-name="ro1">
          <table:table-cell office:value-type="float" office:value="2.20072" calcext:value-type="float">
            <text:p>2,20E+00</text:p>
          </table:table-cell>
          <table:table-cell office:value-type="float" office:value="0.000267928" calcext:value-type="float">
            <text:p>2,68E-04</text:p>
          </table:table-cell>
          <table:table-cell table:number-columns-repeated="2"/>
        </table:table-row>
        <table:table-row table:style-name="ro1">
          <table:table-cell office:value-type="float" office:value="2.210106" calcext:value-type="float">
            <text:p>2,21E+00</text:p>
          </table:table-cell>
          <table:table-cell office:value-type="float" office:value="0.0002679894" calcext:value-type="float">
            <text:p>2,68E-04</text:p>
          </table:table-cell>
          <table:table-cell table:number-columns-repeated="2"/>
        </table:table-row>
        <table:table-row table:style-name="ro1">
          <table:table-cell office:value-type="float" office:value="2.219493" calcext:value-type="float">
            <text:p>2,22E+00</text:p>
          </table:table-cell>
          <table:table-cell office:value-type="float" office:value="0.0002680506" calcext:value-type="float">
            <text:p>2,68E-04</text:p>
          </table:table-cell>
          <table:table-cell table:number-columns-repeated="2"/>
        </table:table-row>
        <table:table-row table:style-name="ro1">
          <table:table-cell office:value-type="float" office:value="2.228882" calcext:value-type="float">
            <text:p>2,23E+00</text:p>
          </table:table-cell>
          <table:table-cell office:value-type="float" office:value="0.0002681117" calcext:value-type="float">
            <text:p>2,68E-04</text:p>
          </table:table-cell>
          <table:table-cell table:number-columns-repeated="2"/>
        </table:table-row>
        <table:table-row table:style-name="ro1">
          <table:table-cell office:value-type="float" office:value="2.238273" calcext:value-type="float">
            <text:p>2,24E+00</text:p>
          </table:table-cell>
          <table:table-cell office:value-type="float" office:value="0.0002681726" calcext:value-type="float">
            <text:p>2,68E-04</text:p>
          </table:table-cell>
          <table:table-cell table:number-columns-repeated="2"/>
        </table:table-row>
        <table:table-row table:style-name="ro1">
          <table:table-cell office:value-type="float" office:value="2.247666" calcext:value-type="float">
            <text:p>2,25E+00</text:p>
          </table:table-cell>
          <table:table-cell office:value-type="float" office:value="0.0002682334" calcext:value-type="float">
            <text:p>2,68E-04</text:p>
          </table:table-cell>
          <table:table-cell table:number-columns-repeated="2"/>
        </table:table-row>
        <table:table-row table:style-name="ro1">
          <table:table-cell office:value-type="float" office:value="2.25706" calcext:value-type="float">
            <text:p>2,26E+00</text:p>
          </table:table-cell>
          <table:table-cell office:value-type="float" office:value="0.000268294" calcext:value-type="float">
            <text:p>2,68E-04</text:p>
          </table:table-cell>
          <table:table-cell table:number-columns-repeated="2"/>
        </table:table-row>
        <table:table-row table:style-name="ro1">
          <table:table-cell office:value-type="float" office:value="2.266456" calcext:value-type="float">
            <text:p>2,27E+00</text:p>
          </table:table-cell>
          <table:table-cell office:value-type="float" office:value="0.0002683544" calcext:value-type="float">
            <text:p>2,68E-04</text:p>
          </table:table-cell>
          <table:table-cell table:number-columns-repeated="2"/>
        </table:table-row>
        <table:table-row table:style-name="ro1">
          <table:table-cell office:value-type="float" office:value="2.275853" calcext:value-type="float">
            <text:p>2,28E+00</text:p>
          </table:table-cell>
          <table:table-cell office:value-type="float" office:value="0.0002684147" calcext:value-type="float">
            <text:p>2,68E-04</text:p>
          </table:table-cell>
          <table:table-cell table:number-columns-repeated="2"/>
        </table:table-row>
        <table:table-row table:style-name="ro1">
          <table:table-cell office:value-type="float" office:value="2.285252" calcext:value-type="float">
            <text:p>2,29E+00</text:p>
          </table:table-cell>
          <table:table-cell office:value-type="float" office:value="0.0002684748" calcext:value-type="float">
            <text:p>2,68E-04</text:p>
          </table:table-cell>
          <table:table-cell table:number-columns-repeated="2"/>
        </table:table-row>
        <table:table-row table:style-name="ro1">
          <table:table-cell office:value-type="float" office:value="2.294652" calcext:value-type="float">
            <text:p>2,29E+00</text:p>
          </table:table-cell>
          <table:table-cell office:value-type="float" office:value="0.0002685347" calcext:value-type="float">
            <text:p>2,69E-04</text:p>
          </table:table-cell>
          <table:table-cell table:number-columns-repeated="2"/>
        </table:table-row>
        <table:table-row table:style-name="ro1">
          <table:table-cell office:value-type="float" office:value="2.304054" calcext:value-type="float">
            <text:p>2,30E+00</text:p>
          </table:table-cell>
          <table:table-cell office:value-type="float" office:value="0.0002685945" calcext:value-type="float">
            <text:p>2,69E-04</text:p>
          </table:table-cell>
          <table:table-cell table:number-columns-repeated="2"/>
        </table:table-row>
        <table:table-row table:style-name="ro1">
          <table:table-cell office:value-type="float" office:value="2.313458" calcext:value-type="float">
            <text:p>2,31E+00</text:p>
          </table:table-cell>
          <table:table-cell office:value-type="float" office:value="0.0002686541" calcext:value-type="float">
            <text:p>2,69E-04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7">00/00/0000</text:date>, <text:time style:data-style-name="N2" text:time-value="11:40:23.40597713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4-07T11:40:03.293230747</dc:date>
    <meta:editing-duration>PT10M45S</meta:editing-duration>
    <meta:editing-cycles>2</meta:editing-cycles>
    <meta:generator>LibreOffice/5.1.6.2$Linux_X86_64 LibreOffice_project/10m0$Build-2</meta:generator>
    <meta:document-statistic meta:table-count="1" meta:cell-count="305" meta:object-count="0"/>
  </office:meta>
</office:document-meta>
</file>